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GALI SUGEY SANCHEZ VARGA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CHEZ VARGAS, MAGALI SUGE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943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38854159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CARMEN VARGA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13:38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